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ace Mono for Powerline" svg:font-family="'Space Mono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pace Mono for Powerline" fo:font-size="10.5pt" style:font-size-asian="10.5pt" style:font-size-complex="10.5pt"/>
    </style:style>
    <style:style style:name="P2" style:family="paragraph" style:parent-style-name="Standard">
      <style:text-properties style:font-name="Space Mono for Powerline" fo:font-size="10.5pt" officeooo:paragraph-rsid="000f6e05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Space Mono for Powerline" fo:font-size="14pt" fo:font-weight="bold" officeooo:rsid="000f6e05" officeooo:paragraph-rsid="000f6e05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irst Sets for the ERPLAG Language</text:p>
      <text:p text:style-name="P2"/>
      <text:p text:style-name="P2">&lt;program&gt; <text:s text:c="22"/>{DECLARE, DEF}</text:p>
      <text:p text:style-name="P1"/>
      <text:p text:style-name="P1">&lt;moduleDeclarations&gt; <text:s text:c="11"/>{DECLARE, ε}</text:p>
      <text:p text:style-name="P1"/>
      <text:p text:style-name="P1">&lt;moduleDeclaration&gt; <text:s text:c="12"/>{DECLARE}</text:p>
      <text:p text:style-name="P1"/>
      <text:p text:style-name="P1">&lt;otherModules&gt; <text:s text:c="17"/>{DEF, ε}</text:p>
      <text:p text:style-name="P1"/>
      <text:p text:style-name="P1">&lt;driverModule&gt; <text:s text:c="17"/>{DRIVERDEF}</text:p>
      <text:p text:style-name="P1"/>
      <text:p text:style-name="P1">&lt;module&gt; <text:s text:c="23"/>{DEF}</text:p>
      <text:p text:style-name="P1"/>
      <text:p text:style-name="P1">&lt;ret&gt; <text:s text:c="26"/>{RETURNS, ε}</text:p>
      <text:p text:style-name="P1"/>
      <text:p text:style-name="P1">&lt;input_plist&gt; <text:s text:c="18"/>{ID}</text:p>
      <text:p text:style-name="P1"/>
      <text:p text:style-name="P1">&lt;sub_input_plist&gt; <text:s text:c="14"/>{COMMA, ε}</text:p>
      <text:p text:style-name="P1"/>
      <text:p text:style-name="P1">&lt;output_plist&gt; <text:s text:c="17"/>{ID}</text:p>
      <text:p text:style-name="P1"/>
      <text:p text:style-name="P1">&lt;sub_output_plist&gt; <text:s text:c="13"/>{COMMA, ε}</text:p>
      <text:p text:style-name="P1"/>
      <text:p text:style-name="P1">&lt;dataType&gt; <text:s text:c="21"/>{INTEGER, REAL, BOOLEAN, ARRAY}</text:p>
      <text:p text:style-name="P1"/>
      <text:p text:style-name="P1">&lt;dynamicRange&gt; <text:s text:c="17"/>{NUM, ID}</text:p>
      <text:p text:style-name="P1"/>
      <text:p text:style-name="P1">&lt;type&gt; <text:s text:c="25"/>{INTEGER, REAL, BOOLEAN}</text:p>
      <text:p text:style-name="P1"/>
      <text:p text:style-name="P1">&lt;moduleDef&gt; <text:s text:c="20"/>{START}</text:p>
      <text:p text:style-name="P1"/>
      <text:p text:style-name="P2">&lt;statements&gt; <text:s text:c="19"/>{GET_VALUE, PRINT, ID, SQBO, USE, DECLARE,</text:p>
      <text:p text:style-name="P2"><text:s text:c="33"/>SWITCH, FOR, WHILE, ε}</text:p>
      <text:p text:style-name="P1"/>
      <text:p text:style-name="P2">&lt;statement&gt; <text:s text:c="20"/>{GET_VALUE, PRINT, ID, SQBO, USE, DECLARE, </text:p>
      <text:p text:style-name="P2"><text:s text:c="33"/>SWITCH, FOR, WHILE}</text:p>
      <text:p text:style-name="P1"/>
      <text:p text:style-name="P1">&lt;ioStmt&gt; <text:s text:c="23"/>{GET_VALUE, PRINT}</text:p>
      <text:p text:style-name="P1"/>
      <text:p text:style-name="P1">&lt;var&gt; <text:s text:c="26"/>{ID, NUM, RNUM}</text:p>
      <text:p text:style-name="P1"/>
      <text:p text:style-name="P1">&lt;extended_var&gt; <text:s text:c="17"/>{TRUE, FALSE, ID, NUM, RNUM}</text:p>
      <text:p text:style-name="P1"/>
      <text:p text:style-name="P1">&lt;whichId&gt; <text:s text:c="22"/>{SQBO, ε}</text:p>
      <text:p text:style-name="P1"><text:soft-page-break/></text:p>
      <text:p text:style-name="P1">&lt;simpleStmt&gt; <text:s text:c="19"/>{ID, SQBO, USE}</text:p>
      <text:p text:style-name="P1"/>
      <text:p text:style-name="P1">&lt;assignmentStmt&gt; <text:s text:c="15"/>{ID}</text:p>
      <text:p text:style-name="P1"/>
      <text:p text:style-name="P1">&lt;whichStmt&gt; <text:s text:c="20"/>{ASSIGNOP, SQBO}</text:p>
      <text:p text:style-name="P1"/>
      <text:p text:style-name="P1">&lt;lvalueIDStmt&gt; <text:s text:c="17"/>{ASSIGNOP}</text:p>
      <text:p text:style-name="P1"/>
      <text:p text:style-name="P1">&lt;lvalueARRStmt&gt; <text:s text:c="16"/>{SQBO}</text:p>
      <text:p text:style-name="P1"/>
      <text:p text:style-name="P1">&lt;index&gt; <text:s text:c="24"/>{NUM, ID}</text:p>
      <text:p text:style-name="P1"/>
      <text:p text:style-name="P1">&lt;moduleReuseStmt&gt; <text:s text:c="14"/>{SQBO, USE}</text:p>
      <text:p text:style-name="P1"/>
      <text:p text:style-name="P1">&lt;optional&gt; <text:s text:c="21"/>{SQBO, ε}</text:p>
      <text:p text:style-name="P1"/>
      <text:p text:style-name="P1">&lt;idList&gt; <text:s text:c="23"/>{ID}</text:p>
      <text:p text:style-name="P1"/>
      <text:p text:style-name="P1">&lt;sub_idList&gt; <text:s text:c="19"/>{COMMA, ε}</text:p>
      <text:p text:style-name="P1"/>
      <text:p text:style-name="P1">&lt;expression&gt; <text:s text:c="19"/>{BO, ID, NUM, RNUM}</text:p>
      <text:p text:style-name="P1"/>
      <text:p text:style-name="P1">&lt;arithmeticExpr&gt; <text:s text:c="15"/>{BO, ID, NUM, RNUM}</text:p>
      <text:p text:style-name="P1"/>
      <text:p text:style-name="P1">&lt;sub_arithmeticExpr&gt; <text:s text:c="11"/>{BO, ID, NUM, RNUM, ε}</text:p>
      <text:p text:style-name="P1"/>
      <text:p text:style-name="P1">&lt;term&gt; <text:s text:c="25"/>{BO, ID, NUM, RNUM}</text:p>
      <text:p text:style-name="P1"/>
      <text:p text:style-name="P1">&lt;sub_term&gt; <text:s text:c="21"/>{BO, ID, NUM, RNUM, ε}</text:p>
      <text:p text:style-name="P1"/>
      <text:p text:style-name="P1">&lt;factor&gt; <text:s text:c="23"/>{PLUS, MINUS, BO, ID, NUM, RNUM}</text:p>
      <text:p text:style-name="P1"/>
      <text:p text:style-name="P1">&lt;sub_factor&gt; <text:s text:c="19"/>{BO, ID, NUM, RNUM}</text:p>
      <text:p text:style-name="P1"/>
      <text:p text:style-name="P1">&lt;op1&gt; <text:s text:c="26"/>{PLUS, MINUS}</text:p>
      <text:p text:style-name="P1"/>
      <text:p text:style-name="P1">&lt;op2&gt; <text:s text:c="26"/>{MUL, DIV}</text:p>
      <text:p text:style-name="P1"/>
      <text:p text:style-name="P1">&lt;booleanExpr&gt; <text:s text:c="18"/>{BO, ID, NUM, RNUM}</text:p>
      <text:p text:style-name="P1"/>
      <text:p text:style-name="P1">&lt;sub_booleanExpr&gt; <text:s text:c="14"/>{BO, ID, NUM, RNUM, TRUE, FALSE}</text:p>
      <text:p text:style-name="P1"/>
      <text:p text:style-name="P1">&lt;logicalOp&gt; <text:s text:c="20"/>{AND, OR}</text:p>
      <text:p text:style-name="P1"/>
      <text:p text:style-name="P1">&lt;relationalOp&gt; <text:s text:c="17"/>{LT, LE, GT, GE, EQ, NE}</text:p>
      <text:p text:style-name="P1"><text:soft-page-break/></text:p>
      <text:p text:style-name="P1">&lt;declareStmt&gt; <text:s text:c="18"/>{DECLARE}</text:p>
      <text:p text:style-name="P1"/>
      <text:p text:style-name="P1">&lt;conditionalStmt&gt; <text:s text:c="14"/>{SWITCH}</text:p>
      <text:p text:style-name="P1"/>
      <text:p text:style-name="P1">&lt;caseStmt&gt; <text:s text:c="21"/>{CASE}</text:p>
      <text:p text:style-name="P1"/>
      <text:p text:style-name="P1">&lt;nullableCaseStmt&gt; <text:s text:c="13"/>{CASE, ε}</text:p>
      <text:p text:style-name="P1"/>
      <text:p text:style-name="P1">&lt;value&gt; <text:s text:c="24"/>{NUM, TRUE, FALSE}</text:p>
      <text:p text:style-name="P1"/>
      <text:p text:style-name="P1">&lt;default&gt; <text:s text:c="22"/>{DEFAULT, ε}</text:p>
      <text:p text:style-name="P1"/>
      <text:p text:style-name="P1">&lt;iterativeStmt&gt; <text:s text:c="16"/>{FOR, WHILE}</text:p>
      <text:p text:style-name="P1"/>
      <text:p text:style-name="P1">&lt;range&gt; <text:s text:c="24"/>{NUM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ace Mono for Powerline" svg:font-family="'Space Mono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1:58:23.327084989</meta:creation-date>
    <dc:date>2020-02-13T12:03:28.019420659</dc:date>
    <meta:editing-duration>PT5M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3" meta:paragraph-count="55" meta:word-count="200" meta:character-count="2562" meta:non-whitespace-character-count="1356"/>
  </office:meta>
</office:document-meta>
</file>